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48cm"/>
      <style:text-properties style:font-name="Lucida Console"/>
    </style:style>
    <style:style style:name="P2" style:family="paragraph" style:parent-style-name="Preformatted_20_Text">
      <style:paragraph-properties style:line-height-at-least="0.48cm"/>
      <style:text-properties style:font-name="Lucida Conso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Informierte Suche, Seite 1/2</text:p>
      <text:p text:style-name="P1"/>
      <text:p text:style-name="P1"/>
      <text:p text:style-name="P1">% Abbruch: Eine leere Liste muss nicht bewertet werden</text:p>
      <text:p text:style-name="P1">%</text:p>
      <text:p text:style-name="P1">eval_paths([]).</text:p>
      <text:p text:style-name="P1"/>
      <text:p text:style-name="P1">% Rekursives Abarbeiten:</text:p>
      <text:p text:style-name="P1">% Der erste Pfad wird bewertet (d.h., der erste Knoten des Pfades erhält einen Wert), dann rekursiver Aufruf</text:p>
      <text:p text:style-name="P1">% für die restlichen Pfade. </text:p>
      <text:p text:style-name="P1">% eval-path wird anwendungsspezifisch definiert. Es wird eine Bewertung in den Kopfknoten eingetragen.</text:p>
      <text:p text:style-name="P1">%</text:p>
      <text:p text:style-name="P1">eval_paths([FirstPath|RestPaths]):-</text:p>
      <text:p text:style-name="P1"><text:s text:c="2"/>eval_path(FirstPath),</text:p>
      <text:p text:style-name="P1"><text:s text:c="2"/>eval_paths(RestPaths).</text:p>
      <text:p text:style-name="P1"/>
      <text:p text:style-name="P1"/>
      <text:p text:style-name="P1">% Abbruch: Wenn die Liste leer ist, gibt es keine neuen </text:p>
      <text:p text:style-name="P1">% Pfade mehr, die einsortiert werden müssten. Dann wird</text:p>
      <text:p text:style-name="P1">% die Liste der alten Pfade (2. Parameter) auch zur </text:p>
      <text:p text:style-name="P1">% Ausgabeliste (3. Parameter)</text:p>
      <text:p text:style-name="P1">% </text:p>
      <text:p text:style-name="P1">insert_new_paths_informed([],OldPaths,OldPaths).</text:p>
      <text:p text:style-name="P1"/>
      <text:p text:style-name="P1">% Der erste neue Pfad wird in die Liste der alten Pfade einsortiert.</text:p>
      <text:p text:style-name="P1">% FirstInserted ist die Ausgabeliste, also die Liste der alten</text:p>
      <text:p text:style-name="P1">% Pfade, in die der erste neue Pfad einsortiert wurde.</text:p>
      <text:p text:style-name="P1">% Dann rekursiver Aufruf für die restlichen neuen Pfade. Die restlichen</text:p>
      <text:p text:style-name="P1">% neuen Pfade sollen in die Liste FirstInserted einsortiert werden.</text:p>
      <text:p text:style-name="P1">% Ausgabeliste ist dann AllPaths.</text:p>
      <text:p text:style-name="P1">%</text:p>
      <text:p text:style-name="P1">insert_new_paths_informed([FirstNewPath|RestNewPaths],OldPaths,AllPaths):-</text:p>
      <text:p text:style-name="P1"><text:s text:c="2"/>insert_path_informed(FirstNewPath,OldPaths,FirstInserted), <text:s text:c="9"/>% Einsortierung eines einzelnen Pfades</text:p>
      <text:p text:style-name="P1"><text:s text:c="2"/>insert_new_paths_informed(RestNewPaths,FirstInserted,AllPaths).</text:p>
      <text:p text:style-name="P1"/>
      <text:p text:style-name="P1"/>
      <text:p text:style-name="P1"/>
      <text:p text:style-name="P1"><text:soft-page-break/></text:p>
      <text:p text:style-name="P1">% Informierte Suche, Seite 2/2</text:p>
      <text:p text:style-name="P1"/>
      <text:p text:style-name="P1">% insert_path_informed sortiert einen einzelnen Pfad in eine Liste von bereits sortierten Pfaden ein. </text:p>
      <text:p text:style-name="P1">% Dazu muss die Bewertung des Kopfknotens des einzelnen Pfades mit den Kopfknoten der bereits sortierten</text:p>
      <text:p text:style-name="P1">% Pfade verglichen werden. </text:p>
      <text:p text:style-name="P1"/>
      <text:p text:style-name="P1">% Abbruch: Ein neuer Pfad wird in eine leere Liste eingefügt.</text:p>
      <text:p text:style-name="P1">% Ergebnis ist dann eine einelementige Liste</text:p>
      <text:p text:style-name="P1">%</text:p>
      <text:p text:style-name="P1">insert_path_informed(NewPath,[],[NewPath]).</text:p>
      <text:p text:style-name="P1"/>
      <text:p text:style-name="P1">% Wenn der neue Pfad billiger ist als der erste alte Pfad, dann wird er vorn angefügt.</text:p>
      <text:p text:style-name="P1">% (Die alten Pfade kommen ja bereits sortiert an.) Dieser konstruktive Schritt erfolgt im Kopf der Klausel.</text:p>
      <text:p text:style-name="P1">% Wenn cheaper zutrifft, muss die dritte Klausel, die den Fall "not cheaper"</text:p>
      <text:p text:style-name="P1">% betrifft, nicht mehr untersucht werden. Deshalb ein Cut.</text:p>
      <text:p text:style-name="P1">%</text:p>
      <text:p text:style-name="P1">insert_path_informed(NewPath,[FirstPath|RestPaths],[NewPath,FirstPath|RestPaths]):-</text:p>
      <text:p text:style-name="P1"><text:s text:c="2"/>cheaper(NewPath,FirstPath),!.</text:p>
      <text:p text:style-name="P1"/>
      <text:p text:style-name="P1">% Wenn er nicht billiger ist, wird er in den Rest der bereits sortierten Liste einsortiert und der Kopf </text:p>
      <text:p text:style-name="P1">% der alten, bereits sortierten Liste bleibt Kopf der neuen Liste.</text:p>
      <text:p text:style-name="P1">% Diese Klausel ist der ELSE-Teil, die Klausel davor das IF-THEN.</text:p>
      <text:p text:style-name="P1">%</text:p>
      <text:p text:style-name="P1">insert_path_informed(NewPath,[FirstPath|RestPaths],[FirstPath|NewRestPaths]):-</text:p>
      <text:p text:style-name="P1"><text:s text:c="2"/>insert_path_informed(NewPath,RestPaths,NewRestPaths). <text:s/></text:p>
      <text:p text:style-name="P1"/>
      <text:p text:style-name="P1">% Es wird die dritte Komponente des Tripels des jeweils ersten Knotens zweier</text:p>
      <text:p text:style-name="P1">% Pfade untersucht. Die dritte Komponente enthält die Bewertung des Knotens. Es sollen die beiden Kopfknoten</text:p>
      <text:p text:style-name="P1">% zweiter Pfade in ihrer Bewertung verglichen werden.</text:p>
      <text:p text:style-name="P1">%</text:p>
      <text:p text:style-name="P1">cheaper([(_,_,V1)|_],[(_,_,V2)|_]):-</text:p>
      <text:p text:style-name="P1"><text:s text:c="2"/>V1 =&lt; V2.</text:p>
      <text:p text:style-name="P1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de" style:country-asian="DE" style:font-name-complex="Mangal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Arial1" style:font-size-asian="10pt" style:font-name-complex="Arial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6T17:05:44.75</dc:date>
    <dc:creator>Michael Neitzke</dc:creator>
    <meta:generator>OpenOffice.org/3.2$Win32 OpenOffice.org_project/320m18$Build-9502</meta:generator>
    <meta:editing-duration>PT02H03M42S</meta:editing-duration>
    <meta:editing-cycles>10</meta:editing-cycles>
    <meta:document-statistic meta:table-count="0" meta:image-count="0" meta:object-count="0" meta:page-count="2" meta:paragraph-count="56" meta:word-count="367" meta:character-count="2803"/>
  </office:meta>
</office:document-meta>
</file>